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>
      <style:text-properties officeooo:rsid="001970e6" officeooo:paragraph-rsid="001970e6"/>
    </style:style>
    <style:style style:name="P2" style:family="paragraph" style:parent-style-name="Text_20_body" style:list-style-name="L1">
      <style:text-properties officeooo:rsid="0019e93a" officeooo:paragraph-rsid="0019e93a"/>
    </style:style>
    <style:style style:name="P3" style:family="paragraph" style:parent-style-name="Text_20_body" style:list-style-name="L1">
      <style:text-properties officeooo:rsid="001b314f" officeooo:paragraph-rsid="001b314f"/>
    </style:style>
    <style:style style:name="P4" style:family="paragraph" style:parent-style-name="Text_20_body" style:list-style-name="L1">
      <style:text-properties officeooo:rsid="001a5ca7" officeooo:paragraph-rsid="001a5ca7"/>
    </style:style>
    <style:style style:name="P5" style:family="paragraph" style:parent-style-name="Text_20_body" style:list-style-name="L1">
      <style:text-properties officeooo:rsid="0021b09e" officeooo:paragraph-rsid="0021b09e"/>
    </style:style>
    <style:style style:name="P6" style:family="paragraph" style:parent-style-name="Text_20_body" style:list-style-name="L1">
      <style:text-properties officeooo:rsid="00210e23" officeooo:paragraph-rsid="00210e23"/>
    </style:style>
    <style:style style:name="T1" style:family="text">
      <style:text-properties officeooo:rsid="001a5ca7"/>
    </style:style>
    <style:style style:name="T2" style:family="text">
      <style:text-properties officeooo:rsid="001cfe79"/>
    </style:style>
    <style:style style:name="T3" style:family="text">
      <style:text-properties officeooo:rsid="0019e93a"/>
    </style:style>
    <style:style style:name="T4" style:family="text">
      <style:text-properties officeooo:rsid="001ca6d4"/>
    </style:style>
    <style:style style:name="T5" style:family="text">
      <style:text-properties officeooo:rsid="001b314f"/>
    </style:style>
    <style:style style:name="T6" style:family="text">
      <style:text-properties officeooo:rsid="00210e23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Things to include in the readme.MD file</text:h>
      <text:list text:style-name="L1">
        <text:list-item>
          <text:p text:style-name="P1">One line Project description. <text:span text:style-name="T1">Mention that the vision/initial idea of the analysis is mentioned in the Resources folder in the file titled Vision.odt. The final analysis of the report can be found </text:span><text:span text:style-name="T2">XX. Claude prompts used for analysis can be found in the folder XX. Some side scripts were developed for supplementary analysis/data retrieval (Regime classification and aFRR prices) which are not included in this repo for the sake of brevity. </text:span></text:p>
        </text:list-item>
        <text:list-item>
          <text:p text:style-name="P1">Phase description</text:p>
          <text:list>
            <text:list-item>
              <text:p text:style-name="P1">Phase one – Data collection and preparing</text:p>
            </text:list-item>
            <text:list-item>
              <text:p text:style-name="P1">Phase two – Modelling and coefficient generation</text:p>
            </text:list-item>
            <text:list-item>
              <text:p text:style-name="P1">Phase three – Evaluation and forecasting</text:p>
            </text:list-item>
          </text:list>
        </text:list-item>
        <text:list-item>
          <text:p text:style-name="P1">Phase one</text:p>
          <text:list>
            <text:list-item>
              <text:p text:style-name="P1">DA Prices</text:p>
              <text:list>
                <text:list-item>
                  <text:p text:style-name="P1">Hourly DA prices for 2020 – 2026 stored in a csv using personal API key from transparency.entsoe.eu</text:p>
                </text:list-item>
              </text:list>
            </text:list-item>
            <text:list-item>
              <text:p text:style-name="P1">Gas Generation</text:p>
              <text:list>
                <text:list-item>
                  <text:p text:style-name="P1">Similary with gas generation, but 2020 for some reason was returned almost nil, so used SMARD.de api for that year alone</text:p>
                </text:list-item>
              </text:list>
            </text:list-item>
            <text:list-item>
              <text:p text:style-name="P1">aFRR prices</text:p>
              <text:list>
                <text:list-item>
                  <text:p text:style-name="P1">Downloaded multiple aFRR up and down capacity bids for 4 hour slots was forward filled for hourly granularity using a Side script that is not uploaded in this repository.</text:p>
                </text:list-item>
                <text:list-item>
                  <text:p text:style-name="P1">Weighted average (against capacity) prices calculated (in <text:span text:style-name="T3">€/MW)</text:span> and stored in a csv</text:p>
                </text:list-item>
              </text:list>
            </text:list-item>
            <text:list-item>
              <text:p text:style-name="P1">EU ETS prices</text:p>
              <text:list>
                <text:list-item>
                  <text:p text:style-name="P2">Was difficult to find granular prices so found yearly prices and use it as a constant for that year.</text:p>
                </text:list-item>
              </text:list>
            </text:list-item>
            <text:list-item>
              <text:p text:style-name="P1">Gas prices</text:p>
              <text:list>
                <text:list-item>
                  <text:p text:style-name="P2">Downloaded Dutch TTF Natural Gas Futures Historical Data for 2020-2026</text:p>
                </text:list-item>
              </text:list>
            </text:list-item>
            <text:list-item>
              <text:p text:style-name="P1">Preparation</text:p>
              <text:list>
                <text:list-item>
                  <text:p text:style-name="P2">All the above information condensed into a combined csv for analysis through the data pipeline.</text:p>
                </text:list-item>
                <text:list-item>
                  <text:p text:style-name="P3">CLI co<text:span text:style-name="T4">mmand</text:span></text:p>
                </text:list-item>
              </text:list>
            </text:list-item>
          </text:list>
        </text:list-item>
        <text:list-item>
          <text:p text:style-name="P4">Phase 2.</text:p>
          <text:list>
            <text:list-item>
              <text:p text:style-name="P4">OLS regression done for each regime in the specific period.</text:p>
            </text:list-item>
            <text:list-item>
              <text:p text:style-name="P4"><text:soft-page-break/>A PTU is classified into a regime using <text:span text:style-name="T5">fixed indicators. These indicators were independently found using a script, K-means utilised. Give one line description.</text:span></text:p>
            </text:list-item>
            <text:list-item>
              <text:p text:style-name="P3">CLI command to do this analysis.</text:p>
            </text:list-item>
          </text:list>
        </text:list-item>
        <text:list-item>
          <text:p text:style-name="P3">Phase 3</text:p>
          <text:list>
            <text:list-item>
              <text:p text:style-name="P3">Describe how forecasting is done.</text:p>
            </text:list-item>
            <text:list-item>
              <text:p text:style-name="P5">Plots can be found in XX</text:p>
            </text:list-item>
            <text:list-item>
              <text:p text:style-name="P3">And the analysis/results can be found in output folder as a reports.html</text:p>
            </text:list-item>
            <text:list-item>
              <text:p text:style-name="P3">CLI command <text:span text:style-name="T6">for visualising the evaluation.</text:span></text:p>
            </text:list-item>
            <text:list-item>
              <text:p text:style-name="P6">CLI command for individual aFRR forecasts for given inputs and chosen model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11T15:06:05.087073000</meta:creation-date>
    <meta:generator>LibreOffice/25.8.4.2$Windows_X86_64 LibreOffice_project/290daaa01b999472f0c7a3890eb6a550fd74c6df</meta:generator>
    <dc:date>2026-03-11T16:07:12.444590100</dc:date>
    <meta:editing-duration>PT27M2S</meta:editing-duration>
    <meta:editing-cycles>6</meta:editing-cycles>
    <meta:document-statistic meta:table-count="0" meta:image-count="0" meta:object-count="0" meta:page-count="2" meta:paragraph-count="31" meta:word-count="351" meta:character-count="1995" meta:non-whitespace-character-count="1700"/>
  </office:meta>
</office:document-meta>
</file>